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Standard">
      <style:text-properties fo:font-size="22pt" style:font-size-asian="22pt" style:font-size-complex="22pt"/>
    </style:style>
    <style:style style:name="P14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6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>@@@</text:p>
      <text:p text:style-name="P6"/>
      <text:p text:style-name="P6">---------------------------------------</text:p>
      <text:p text:style-name="P6"/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aaa</text:p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/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aaa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/>
          </table:table-cell>
        </table:table-row>
      </table:table>
      <text:p text:style-name="P6"/>
      <text:p text:style-name="P6">---------------------------------------</text:p>
      <text:p text:style-name="P6"><text:soft-page-break/></text:p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15T10:04:39.36</dc:date>
    <dc:creator>iwabuchi ken</dc:creator>
    <meta:editing-duration>PT1H54M20S</meta:editing-duration>
    <meta:editing-cycles>23</meta:editing-cycles>
    <meta:generator>OpenOffice/4.1.3$Win32 OpenOffice.org_project/413m1$Build-9783</meta:generator>
    <meta:document-statistic meta:table-count="16" meta:image-count="0" meta:object-count="0" meta:page-count="6" meta:paragraph-count="59" meta:word-count="330" meta:character-count="2109"/>
  </office:meta>
</office:document-meta>
</file>